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</office:automatic-styles>
  <office:body>
    <office:spreadsheet>
      <table:table table:name="Tabelle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Breite:</text:p>
          </table:table-cell>
          <table:table-cell table:style-name="ce1" office:value-type="float" office:value="632" calcext:value-type="float">
            <text:p>632</text:p>
          </table:table-cell>
          <table:table-cell/>
          <table:table-cell office:value-type="string" calcext:value-type="string">
            <text:p>Nord</text:p>
          </table:table-cell>
          <table:table-cell/>
          <table:table-cell office:value-type="float" office:value="55.052222" calcext:value-type="float">
            <text:p>55.052222</text:p>
          </table:table-cell>
        </table:table-row>
        <table:table-row table:style-name="ro1">
          <table:table-cell office:value-type="string" calcext:value-type="string">
            <text:p>Höhe:</text:p>
          </table:table-cell>
          <table:table-cell table:style-name="ce1" office:value-type="float" office:value="876" calcext:value-type="float">
            <text:p>876</text:p>
          </table:table-cell>
          <table:table-cell/>
          <table:table-cell office:value-type="string" calcext:value-type="string">
            <text:p>Ost</text:p>
          </table:table-cell>
          <table:table-cell office:value-type="float" office:value="15.041925" calcext:value-type="float">
            <text:p>15.04192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üd</text:p>
          </table:table-cell>
          <table:table-cell/>
          <table:table-cell office:value-type="float" office:value="47.270108" calcext:value-type="float">
            <text:p>47.27010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est</text:p>
          </table:table-cell>
          <table:table-cell office:value-type="float" office:value="5.916667" calcext:value-type="float">
            <text:p>5.916667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Nord</text:p>
          </table:table-cell>
          <table:table-cell office:value-type="string" calcext:value-type="string">
            <text:p>Ost</text:p>
          </table:table-cell>
          <table:table-cell/>
          <table:table-cell office:value-type="string" calcext:value-type="string">
            <text:p>XCoords</text:p>
          </table:table-cell>
          <table:table-cell office:value-type="string" calcext:value-type="string">
            <text:p>YCoords</text:p>
          </table:table-cell>
        </table:table-row>
        <table:table-row table:style-name="ro1">
          <table:table-cell office:value-type="string" calcext:value-type="string">
            <text:p>Bremen</text:p>
          </table:table-cell>
          <table:table-cell office:value-type="float" office:value="53.075878" calcext:value-type="float">
            <text:p>53.075878</text:p>
          </table:table-cell>
          <table:table-cell office:value-type="float" office:value="8.807311" calcext:value-type="float">
            <text:p>8.807311</text:p>
          </table:table-cell>
          <table:table-cell/>
          <table:table-cell table:formula="of:=ROUND(([.$B$1]/([.$E$2]-[.$E$4]))*([.$E$2]-[.$C9]))" office:value-type="float" office:value="432" calcext:value-type="float">
            <text:p/>
          </table:table-cell>
          <table:table-cell table:formula="of:=ROUND(([.$B$2]/([.$F$1]-[.$F$3]))*([.$F$1]-[.$B9]))" office:value-type="float" office:value="222" calcext:value-type="float">
            <text:p/>
          </table:table-cell>
        </table:table-row>
        <table:table-row table:style-name="ro1">
          <table:table-cell office:value-type="string" calcext:value-type="string">
            <text:p>Hamburg</text:p>
          </table:table-cell>
          <table:table-cell office:value-type="float" office:value="53.550556" calcext:value-type="float">
            <text:p>53.550556</text:p>
          </table:table-cell>
          <table:table-cell office:value-type="float" office:value="9.993333" calcext:value-type="float">
            <text:p>9.993333</text:p>
          </table:table-cell>
          <table:table-cell/>
          <table:table-cell table:formula="of:=ROUND(([.$B$1]/([.$E$2]-[.$E$4]))*([.$E$2]-[.$C10]))" office:value-type="float" office:value="350" calcext:value-type="float">
            <text:p/>
          </table:table-cell>
          <table:table-cell table:formula="of:=ROUND(([.$B$2]/([.$F$1]-[.$F$3]))*([.$F$1]-[.$B10]))" office:value-type="float" office:value="169" calcext:value-type="float">
            <text:p/>
          </table:table-cell>
        </table:table-row>
        <table:table-row table:style-name="ro1">
          <table:table-cell office:value-type="string" calcext:value-type="string">
            <text:p>Hannover</text:p>
          </table:table-cell>
          <table:table-cell office:value-type="float" office:value="52.374444" calcext:value-type="float">
            <text:p>52.374444</text:p>
          </table:table-cell>
          <table:table-cell office:value-type="float" office:value="9.738611" calcext:value-type="float">
            <text:p>9.738611</text:p>
          </table:table-cell>
          <table:table-cell/>
          <table:table-cell table:formula="of:=ROUND(([.$B$1]/([.$E$2]-[.$E$4]))*([.$E$2]-[.$C11]))" office:value-type="float" office:value="367" calcext:value-type="float">
            <text:p/>
          </table:table-cell>
          <table:table-cell table:formula="of:=ROUND(([.$B$2]/([.$F$1]-[.$F$3]))*([.$F$1]-[.$B11]))" office:value-type="float" office:value="301" calcext:value-type="float">
            <text:p/>
          </table:table-cell>
        </table:table-row>
        <table:table-row table:style-name="ro1">
          <table:table-cell office:value-type="string" calcext:value-type="string">
            <text:p>München</text:p>
          </table:table-cell>
          <table:table-cell office:value-type="float" office:value="48.137222" calcext:value-type="float">
            <text:p>48.137222</text:p>
          </table:table-cell>
          <table:table-cell office:value-type="float" office:value="11.575556" calcext:value-type="float">
            <text:p>11.575556</text:p>
          </table:table-cell>
          <table:table-cell/>
          <table:table-cell table:formula="of:=ROUND(([.$B$1]/([.$E$2]-[.$E$4]))*([.$E$2]-[.$C12]))" office:value-type="float" office:value="240" calcext:value-type="float">
            <text:p/>
          </table:table-cell>
          <table:table-cell table:formula="of:=ROUND(([.$B$2]/([.$F$1]-[.$F$3]))*([.$F$1]-[.$B12]))" office:value-type="float" office:value="778" calcext:value-type="float">
            <text:p/>
          </table:table-cell>
        </table:table-row>
        <table:table-row table:style-name="ro1">
          <table:table-cell office:value-type="string" calcext:value-type="string">
            <text:p>Osnabrück</text:p>
          </table:table-cell>
          <table:table-cell office:value-type="float" office:value="52.278889" calcext:value-type="float">
            <text:p>52.278889</text:p>
          </table:table-cell>
          <table:table-cell office:value-type="float" office:value="8.043056" calcext:value-type="float">
            <text:p>8.043056</text:p>
          </table:table-cell>
          <table:table-cell/>
          <table:table-cell table:formula="of:=ROUND(([.$B$1]/([.$E$2]-[.$E$4]))*([.$E$2]-[.$C13]))" office:value-type="float" office:value="485" calcext:value-type="float">
            <text:p/>
          </table:table-cell>
          <table:table-cell table:formula="of:=ROUND(([.$B$2]/([.$F$1]-[.$F$3]))*([.$F$1]-[.$B13]))" office:value-type="float" office:value="312" calcext:value-type="float">
            <text:p/>
          </table:table-cell>
        </table:table-row>
        <table:table-row table:style-name="ro1">
          <table:table-cell office:value-type="string" calcext:value-type="string">
            <text:p>Berlin</text:p>
          </table:table-cell>
          <table:table-cell office:value-type="float" office:value="52.518611" calcext:value-type="float">
            <text:p>52.518611</text:p>
          </table:table-cell>
          <table:table-cell office:value-type="float" office:value="13.408056" calcext:value-type="float">
            <text:p>13.408056</text:p>
          </table:table-cell>
          <table:table-cell/>
          <table:table-cell table:formula="of:=ROUND(([.$B$1]/([.$E$2]-[.$E$4]))*([.$E$2]-[.$C14]))" office:value-type="float" office:value="113" calcext:value-type="float">
            <text:p/>
          </table:table-cell>
          <table:table-cell table:formula="of:=ROUND(([.$B$2]/([.$F$1]-[.$F$3]))*([.$F$1]-[.$B14]))" office:value-type="float" office:value="285" calcext:value-type="float">
            <text:p/>
          </table:table-cell>
        </table:table-row>
        <table:table-row table:style-name="ro1">
          <table:table-cell office:value-type="string" calcext:value-type="string">
            <text:p>Ellenbogen</text:p>
          </table:table-cell>
          <table:table-cell office:value-type="float" office:value="55.052222" calcext:value-type="float">
            <text:p>55.052222</text:p>
          </table:table-cell>
          <table:table-cell office:value-type="float" office:value="8.421111" calcext:value-type="float">
            <text:p>8.421111</text:p>
          </table:table-cell>
          <table:table-cell/>
          <table:table-cell table:formula="of:=ROUND(([.$B$1]/([.$E$2]-[.$E$4]))*([.$E$2]-[.$C15]))" office:value-type="float" office:value="459" calcext:value-type="float">
            <text:p/>
          </table:table-cell>
          <table:table-cell table:formula="of:=ROUND(([.$B$2]/([.$F$1]-[.$F$3]))*([.$F$1]-[.$B15]))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Neißeaue</text:p>
          </table:table-cell>
          <table:table-cell office:value-type="float" office:value="51.247" calcext:value-type="float">
            <text:p>51.247</text:p>
          </table:table-cell>
          <table:table-cell office:value-type="float" office:value="14.975" calcext:value-type="float">
            <text:p>14.975</text:p>
          </table:table-cell>
          <table:table-cell/>
          <table:table-cell table:formula="of:=ROUND(([.$B$1]/([.$E$2]-[.$E$4]))*([.$E$2]-[.$C16]))" office:value-type="float" office:value="5" calcext:value-type="float">
            <text:p/>
          </table:table-cell>
          <table:table-cell table:formula="of:=ROUND(([.$B$2]/([.$F$1]-[.$F$3]))*([.$F$1]-[.$B16]))" office:value-type="float" office:value="428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min-integer-digits="1"/>
      <number:text> km</number:text>
    </number:number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20:49:57.297589497</meta:creation-date>
    <dc:date>2014-04-08T21:04:16.719992108</dc:date>
    <meta:editing-duration>PT9M49S</meta:editing-duration>
    <meta:editing-cycles>5</meta:editing-cycles>
    <meta:generator>LibreOffice/4.2.2.1$Linux_X86_64 LibreOffice_project/420m0$Build-1</meta:generator>
    <meta:document-statistic meta:table-count="1" meta:cell-count="56" meta:object-count="0"/>
  </office:meta>
</office:document-meta>
</file>